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8241d" officeooo:paragraph-rsid="0008241d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rsid="00113c43" officeooo:paragraph-rsid="00113c43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08241d" officeooo:paragraph-rsid="0008241d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ba563" officeooo:paragraph-rsid="000ba563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a563" officeooo:paragraph-rsid="000ba563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officeooo:rsid="000d6a6c" officeooo:paragraph-rsid="000d6a6c" style:font-weight-asian="bold" style:font-name-complex="Arial"/>
    </style:style>
    <style:style style:name="P13" style:family="paragraph" style:parent-style-name="Standard">
      <style:text-properties style:font-name="Arial" fo:font-style="italic" style:font-style-asian="italic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5" style:family="paragraph" style:parent-style-name="Standard">
      <style:text-properties style:font-name="Arial" fo:font-style="italic" officeooo:rsid="000d9f5f" officeooo:paragraph-rsid="000d9f5f" style:font-style-asian="italic" style:font-name-complex="Arial"/>
    </style:style>
    <style:style style:name="P16" style:family="paragraph" style:parent-style-name="Standard">
      <style:text-properties style:font-name="Arial" fo:font-style="italic" officeooo:rsid="000f802c" officeooo:paragraph-rsid="0010dcfd" style:font-style-asian="italic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officeooo:paragraph-rsid="0008241d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06a7d6" officeooo:paragraph-rsid="000ba563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0ba563" officeooo:paragraph-rsid="000ba563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officeooo:rsid="000ba563" officeooo:paragraph-rsid="0006a7d6" style:font-name-complex="Arial"/>
    </style:style>
    <style:style style:name="P24" style:family="paragraph" style:parent-style-name="Standard"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6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tyle="normal" officeooo:rsid="0006a7d6" officeooo:paragraph-rsid="0006a7d6" style:font-style-asian="normal" style:font-name-complex="Arial" style:font-style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a563" officeooo:paragraph-rsid="000ba563" style:font-weight-asian="normal" style:font-name-complex="Arial" style:font-weight-complex="normal"/>
    </style:style>
    <style:style style:name="P30" style:family="paragraph" style:parent-style-name="Heading_20_1">
      <style:text-properties fo:font-size="12pt" style:font-size-asian="12pt"/>
    </style:style>
    <style:style style:name="P31" style:family="paragraph" style:parent-style-name="Heading_20_3">
      <style:text-properties fo:font-style="normal" officeooo:rsid="0006a7d6" officeooo:paragraph-rsid="0006a7d6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03d4de" style:font-name-asian="Arial"/>
    </style:style>
    <style:style style:name="T3" style:family="text">
      <style:text-properties officeooo:rsid="0006a7d6" style:font-name-asian="Arial"/>
    </style:style>
    <style:style style:name="T4" style:family="text">
      <style:text-properties officeooo:rsid="0008241d" style:font-name-asian="Arial"/>
    </style:style>
    <style:style style:name="T5" style:family="text">
      <style:text-properties officeooo:rsid="000ba563" style:font-name-asian="Arial"/>
    </style:style>
    <style:style style:name="T6" style:family="text">
      <style:text-properties officeooo:rsid="0006a7d6"/>
    </style:style>
    <style:style style:name="T7" style:family="text">
      <style:text-properties officeooo:rsid="0009b38d"/>
    </style:style>
    <style:style style:name="T8" style:family="text">
      <style:text-properties officeooo:rsid="000ba563"/>
    </style:style>
    <style:style style:name="T9" style:family="text">
      <style:text-properties officeooo:rsid="000f802c"/>
    </style:style>
    <style:style style:name="T10" style:family="text">
      <style:text-properties officeooo:rsid="0010dcfd"/>
    </style:style>
    <style:style style:name="T11" style:family="text">
      <style:text-properties officeooo:rsid="0012b3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0" text:outline-level="1">Caso de Uso</text:h>
          </table:table-cell>
          <table:table-cell table:style-name="Tabla1.B1" table:number-columns-spanned="5" office:value-type="string">
            <text:h text:style-name="P31" text:outline-level="3">Recetar medicamento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11">16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26"><text:span text:style-name="T6">Médico</text:span>(I), 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26"><text:span text:style-name="T9">Básic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5"/>
          </table:table-cell>
          <table:covered-table-cell/>
          <table:table-cell table:style-name="Tabla1.D4" table:number-columns-spanned="5" office:value-type="string">
            <text:p text:style-name="P16"><text:span text:style-name="T10">CU-Consultar Disponibilidad de Medicamento, </text:span>CU-Identificar Paciente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6">Debe de existir una cita <text:span text:style-name="T6">o visita entre</text:span> el paciente y el <text:span text:style-name="T6">médi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26">Grupo <text:span text:style-name="T9">2</text:span>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9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9">1.0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Propósito</text:p>
          </table:table-cell>
        </table:table-row>
        <table:table-row table:style-name="Tabla2.1">
          <table:table-cell table:style-name="Tabla2.A2" office:value-type="string">
            <text:p text:style-name="P27">El <text:span text:style-name="T6">médico</text:span> <text:span text:style-name="T6">receta</text:span> el <text:span text:style-name="T6">medicamento necesario para el </text:span>tratamiento que el paciente necesite.</text:p>
          </table:table-cell>
        </table:table-row>
      </table:table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Resumen</text:p>
          </table:table-cell>
        </table:table-row>
        <table:table-row table:style-name="Tabla3.1">
          <table:table-cell table:style-name="Tabla3.A2" office:value-type="string">
            <text:p text:style-name="P28">Se proporciona el medicamento que el paciente necesita.</text:p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20"><text:span text:style-name="T6">Médico</text:span>: <text:span text:style-name="T6">Diagnostica el estado o enfermedad del paciente </text:span>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10">2</text:p>
          </table:table-cell>
          <table:table-cell table:style-name="Tabla4.B3" office:value-type="string">
            <text:p text:style-name="P22">Paciente: Indica sus datos de cliente de la compañía</text:p>
          </table:table-cell>
          <table:table-cell table:style-name="Tabla4.C3" office:value-type="string">
            <text:p text:style-name="P7"/>
          </table:table-cell>
          <table:table-cell table:style-name="Tabla4.D3" office:value-type="string">
            <text:p text:style-name="P8"/>
          </table:table-cell>
        </table:table-row>
        <table:table-row table:style-name="Tabla4.2">
          <table:table-cell table:style-name="Tabla4.A5" office:value-type="string">
            <text:p text:style-name="P10">3</text:p>
          </table:table-cell>
          <table:table-cell table:style-name="Tabla4.B4" office:value-type="string">
            <text:p text:style-name="P23">Médico: Identifica al paciente/cliente</text:p>
          </table:table-cell>
          <table:table-cell table:style-name="Tabla4.C4" office:value-type="string">
            <text:p text:style-name="P11">4</text:p>
          </table:table-cell>
          <table:table-cell table:style-name="Tabla4.D5" office:value-type="string">
            <text:p text:style-name="P29"><text:span text:style-name="T2">S</text:span><text:span text:style-name="T1">e identifica al paciente</text:span></text:p>
          </table:table-cell>
        </table:table-row>
        <table:table-row table:style-name="Tabla4.2">
          <table:table-cell table:style-name="Tabla4.A5" office:value-type="string">
            <text:p text:style-name="P10">5</text:p>
          </table:table-cell>
          <table:table-cell table:style-name="Tabla4.B5" office:value-type="string">
            <text:p text:style-name="P21"><text:span text:style-name="T8">Médico: </text:span>Receta a través del sistema el medicamento que ve conveniente para el paciente</text:p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8"/>
          </table:table-cell>
        </table:table-row>
        <table:table-row table:style-name="Tabla4.2">
          <table:table-cell table:style-name="Tabla4.A6" office:value-type="string">
            <text:p text:style-name="P6"/>
          </table:table-cell>
          <table:table-cell table:style-name="Tabla4.B6" office:value-type="string">
            <text:p text:style-name="P17"/>
          </table:table-cell>
          <table:table-cell table:style-name="Tabla4.C6" office:value-type="string">
            <text:p text:style-name="P12">6</text:p>
          </table:table-cell>
          <table:table-cell table:style-name="Tabla4.D6" office:value-type="string">
            <text:p text:style-name="P17"><text:span text:style-name="T2">El sistema </text:span><text:span text:style-name="T3">registra la receta </text:span><text:span text:style-name="T5">con el paciente asociado.</text:span></text:p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2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1a</text:p>
          </table:table-cell>
          <table:table-cell table:style-name="Tabla5.B2" table:number-columns-spanned="4" office:value-type="string">
            <text:p text:style-name="P17"><text:span text:style-name="T1"><text:s/></text:span><text:span text:style-name="T4">Cambiar receta, e</text:span><text:span text:style-name="T2">n caso de que </text:span><text:span text:style-name="T4">al médico se le haya olvidado un medicamento o se haya equivocad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9">1b</text:p>
          </table:table-cell>
          <table:table-cell table:style-name="Tabla5.B3" table:number-columns-spanned="4" office:value-type="string">
            <text:p text:style-name="P18"><text:span text:style-name="T4">Cancelar receta, e</text:span><text:span text:style-name="T2">n caso de que </text:span><text:span text:style-name="T4">al médico cambie de opinión respecto a la receta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2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4">200 veces al día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Importancia</text:p>
          </table:table-cell>
          <table:covered-table-cell/>
          <table:table-cell table:style-name="Tabla5.C6" office:value-type="string">
            <text:p text:style-name="P3">ALt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3">Media</text:p>
          </table:table-cell>
        </table:table-row>
        <table:table-row table:style-name="Tabla5.1">
          <table:table-cell table:style-name="Tabla5.A7" table:number-columns-spanned="2" office:value-type="string">
            <text:p text:style-name="P5">Estado</text:p>
          </table:table-cell>
          <table:covered-table-cell/>
          <table:table-cell table:style-name="Tabla5.C7" office:value-type="string">
            <text:p text:style-name="P2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2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9T00:47:59.807983442</dc:date>
    <meta:print-date>2012-03-13T15:37:00</meta:print-date>
    <meta:editing-cycles>18</meta:editing-cycles>
    <meta:editing-duration>PT1H9M1S</meta:editing-duration>
    <meta:generator>LibreOffice/5.1.6.2$Linux_X86_64 LibreOffice_project/10m0$Build-2</meta:generator>
    <meta:document-statistic meta:table-count="5" meta:image-count="0" meta:object-count="0" meta:page-count="1" meta:paragraph-count="54" meta:word-count="182" meta:character-count="1141" meta:non-whitespace-character-count="1010"/>
  </office:meta>
</office:document-meta>
</file>